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5_11-37-07_000.jpg</text:p>
          </table:table-cell>
          <table:table-cell table:style-name="ce17" office:value-type="string">
            <text:p>:m RES 1*1 / free# JVEMV6 37#20.4.1_4 / 37. miscs of miscs / 20. philosophy / 4. japanese history / 1. 2nd-world-war / 1. ガダルカナル島の戦い / w:一木支隊；第１梯団 / N+</text:p>
          </table:table-cell>
          <table:table-cell table:style-name="ce4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5" table:formula="of:=IF([.E2]=&quot;&quot;;[.C2];CONCATENATE([.C2];&quot; / &quot;;[.E2]))" office:value-type="string" office:string-value=":m RES 1*1 / free# JVEMV6 37#20.4.1_4 / 37. miscs of miscs / 20. philosophy / 4. japanese history / 1. 2nd-world-war / 1. ガダルカナル島の戦い / w:一木支隊；第１梯団 / N+">
            <text:p>:m RES 1*1 / free# JVEMV6 37#20.4.1_4 / 37. miscs of miscs / 20. philosophy / 4. japanese history / 1. 2nd-world-war / 1. ガダルカナル島の戦い / w:一木支隊；第１梯団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5_12-02-41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9121 E-139-34-49.434814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5_14-00-11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資料：交通</text:p>
          </table:table-cell>
          <table:table-cell table:style-name="ce3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4]=&quot;&quot;;[.C4];CONCATENATE([.C4];&quot; / &quot;;[.E4]))" office:value-type="string" office:string-value=":m 東和 PHOTO / 201106f / 阪東橋駅 / メインステージ阪東橋新築工事 / １名 / 橘設備工業所（レジテック） / 資料：交通">
            <text:p>:m 東和 PHOTO / 201106f / 阪東橋駅 / メインステージ阪東橋新築工事 / １名 / 橘設備工業所（レジテック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5_14-00-34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5]=&quot;&quot;;[.C5];CONCATENATE([.C5];&quot; / &quot;;[.E5]))" office:value-type="string" office:string-value=":m 東和 PHOTO / 201106f / 阪東橋駅 / メインステージ阪東橋新築工事 / １名 / 橘設備工業所（レジテック） / 資料：スケジュール">
            <text:p>:m 東和 PHOTO / 201106f / 阪東橋駅 / メインステージ阪東橋新築工事 / １名 / 橘設備工業所（レジテック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5_14-01-25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資料：天気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6]=&quot;&quot;;[.C6];CONCATENATE([.C6];&quot; / &quot;;[.E6]))" office:value-type="string" office:string-value=":m 東和 PHOTO / 201106f / 阪東橋駅 / メインステージ阪東橋新築工事 / １名 / 橘設備工業所（レジテック） / 資料：天気">
            <text:p>:m 東和 PHOTO / 201106f / 阪東橋駅 / メインステージ阪東橋新築工事 / １名 / 橘設備工業所（レジテック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5_14-49-56_000.jpg</text:p>
          </table:table-cell>
          <table:table-cell table:style-name="ce22" office:value-type="string">
            <text:p>:m RES 1*1 / free# JVEMV6 37#17.21_3 / 37. miscs of miscs / 17. natural-history / id=21:ニンニク / w:アリイン；イソアリイン；シクロアリイン；緑変 / N+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7]=&quot;&quot;;[.C7];CONCATENATE([.C7];&quot; / &quot;;[.E7]))" office:value-type="string" office:string-value=":m RES 1*1 / free# JVEMV6 37#17.21_3 / 37. miscs of miscs / 17. natural-history / id=21:ニンニク / w:アリイン；イソアリイン；シクロアリイン；緑変 / N+">
            <text:p>:m RES 1*1 / free# JVEMV6 37#17.21_3 / 37. miscs of miscs / 17. natural-history / id=21:ニンニク / w:アリイン；イソアリイン；シクロアリイン；緑変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5_15-01-48_000.jpg</text:p>
          </table:table-cell>
          <table:table-cell table:style-name="ce22" office:value-type="string">
            <text:p>:m RES 1*1 / free# JVEMV6 37#17.21_3 / 37. miscs of miscs / 17. natural-history / id=21:ニンニク / related-memo:アリイン；アリシン；緑変,for=思考過程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8]=&quot;&quot;;[.C8];CONCATENATE([.C8];&quot; / &quot;;[.E8]))" office:value-type="string" office:string-value=":m RES 1*1 / free# JVEMV6 37#17.21_3 / 37. miscs of miscs / 17. natural-history / id=21:ニンニク / related-memo:アリイン；アリシン；緑変,for=思考過程">
            <text:p>:m RES 1*1 / free# JVEMV6 37#17.21_3 / 37. miscs of miscs / 17. natural-history / id=21:ニンニク / related-memo:アリイン；アリシン；緑変,for=思考過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05_15-48-32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指示書：概要</text:p>
          </table:table-cell>
          <table:table-cell table:style-name="ce18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9]=&quot;&quot;;[.C9];CONCATENATE([.C9];&quot; / &quot;;[.E9]))" office:value-type="string" office:string-value=":m 東和 PHOTO / 201106f / 阪東橋駅 / メインステージ阪東橋新築工事 / １名 / 橘設備工業所（レジテック） / 指示書：概要">
            <text:p>:m 東和 PHOTO / 201106f / 阪東橋駅 / メインステージ阪東橋新築工事 / １名 / 橘設備工業所（レジテック） / 指示書：概要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05_15-48-38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指示書：交通</text:p>
          </table:table-cell>
          <table:table-cell table:style-name="ce18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10]=&quot;&quot;;[.C10];CONCATENATE([.C10];&quot; / &quot;;[.E10]))" office:value-type="string" office:string-value=":m 東和 PHOTO / 201106f / 阪東橋駅 / メインステージ阪東橋新築工事 / １名 / 橘設備工業所（レジテック） / 指示書：交通">
            <text:p>:m 東和 PHOTO / 201106f / 阪東橋駅 / メインステージ阪東橋新築工事 / １名 / 橘設備工業所（レジテック） / 指示書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5_15-52-51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資料：地図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1]=&quot;&quot;;[.C11];CONCATENATE([.C11];&quot; / &quot;;[.E11]))" office:value-type="string" office:string-value=":m 東和 PHOTO / 201106f / 阪東橋駅 / メインステージ阪東橋新築工事 / １名 / 橘設備工業所（レジテック） / 資料：地図">
            <text:p>:m 東和 PHOTO / 201106f / 阪東橋駅 / メインステージ阪東橋新築工事 / １名 / 橘設備工業所（レジテック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5_15-55-55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資料：地図：ストリート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2]=&quot;&quot;;[.C12];CONCATENATE([.C12];&quot; / &quot;;[.E12]))" office:value-type="string" office:string-value=":m 東和 PHOTO / 201106f / 阪東橋駅 / メインステージ阪東橋新築工事 / １名 / 橘設備工業所（レジテック） / 資料：地図：ストリート">
            <text:p>:m 東和 PHOTO / 201106f / 阪東橋駅 / メインステージ阪東橋新築工事 / １名 / 橘設備工業所（レジテック） / 資料：地図：ストリー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05_16-30-17_000.jpg</text:p>
          </table:table-cell>
          <table:table-cell table:style-name="ce22" office:value-type="string">
            <text:p>:m RES 1-2*2 / free# JVEMV6 37#21.8_11 / 37. miscs of miscs / 21. math_physics / 8. gauge-theory;ゲージ理論 / w:ハミルトニアン；ヤコビアン,s-1.1;i-1.1 / N+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13]=&quot;&quot;;[.C13];CONCATENATE([.C13];&quot; / &quot;;[.E13]))" office:value-type="string" office:string-value=":m RES 1-2*2 / free# JVEMV6 37#21.8_11 / 37. miscs of miscs / 21. math_physics / 8. gauge-theory;ゲージ理論 / w:ハミルトニアン；ヤコビアン,s-1.1;i-1.1 / N+">
            <text:p>:m RES 1-2*2 / free# JVEMV6 37#21.8_11 / 37. miscs of miscs / 21. math_physics / 8. gauge-theory;ゲージ理論 / w:ハミルトニアン；ヤコビアン,s-1.1;i-1.1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05_17-08-04_000.jpg</text:p>
          </table:table-cell>
          <table:table-cell table:style-name="ce8" office:value-type="string">
            <text:p>:PHOTO 記録 / 文書 / 「入院証書」 / 聖マリアンナ病院；眼科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14]=&quot;&quot;;[.C14];CONCATENATE([.C14];&quot; / &quot;;[.E14]))" office:value-type="string" office:string-value=":PHOTO 記録 / 文書 / 「入院証書」 / 聖マリアンナ病院；眼科">
            <text:p>:PHOTO 記録 / 文書 / 「入院証書」 / 聖マリアンナ病院；眼科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05_17-08-10_000.jpg</text:p>
          </table:table-cell>
          <table:table-cell table:style-name="ce8" office:value-type="string">
            <text:p>:PHOTO 記録 / 文書 / 「入院証書」 / 聖マリアンナ病院；眼科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15]=&quot;&quot;;[.C15];CONCATENATE([.C15];&quot; / &quot;;[.E15]))" office:value-type="string" office:string-value=":PHOTO 記録 / 文書 / 「入院証書」 / 聖マリアンナ病院；眼科">
            <text:p>:PHOTO 記録 / 文書 / 「入院証書」 / 聖マリアンナ病院；眼科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1-05_17-53-07_000.jpg</text:p>
          </table:table-cell>
          <table:table-cell table:style-name="ce8" office:value-type="string">
            <text:p>:m RES 1*1 / free# JVEMV6 37#20.5_1 / 37. miscs of miscs / 20. philosophy / analytic-philosophy / w:タイプ；トークン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6]=&quot;&quot;;[.C16];CONCATENATE([.C16];&quot; / &quot;;[.E16]))" office:value-type="string" office:string-value=":m RES 1*1 / free# JVEMV6 37#20.5_1 / 37. miscs of miscs / 20. philosophy / analytic-philosophy / w:タイプ；トークン / N+">
            <text:p>:m RES 1*1 / free# JVEMV6 37#20.5_1 / 37. miscs of miscs / 20. philosophy / analytic-philosophy / w:タイプ；トークン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1-05_20-25-53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7]=&quot;&quot;;[.C17];CONCATENATE([.C17];&quot; / &quot;;[.E1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1-05_22-20-30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134155 E-139-34-49.379882</text:p>
          </table:table-cell>
          <table:table-cell table:style-name="ce35" table:formula="of:=IF([.E18]=&quot;&quot;;[.C18];CONCATENATE([.C18];&quot; / &quot;;[.E18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1-05_22-20-35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134155 E-139-34-49.379882</text:p>
          </table:table-cell>
          <table:table-cell table:style-name="ce35" table:formula="of:=IF([.E19]=&quot;&quot;;[.C19];CONCATENATE([.C19];&quot; / &quot;;[.E19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1-06_04-08-32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5" table:formula="of:=IF([.E20]=&quot;&quot;;[.C20];CONCATENATE([.C20];&quot; / &quot;;[.E20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1-06_05-05-29_000.jpg</text:p>
          </table:table-cell>
          <table:table-cell table:style-name="ce25" office:value-type="string">
            <text:p>:m philosophy:linguistics / 「無限集合」と「無限の集合」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5" table:formula="of:=IF([.E21]=&quot;&quot;;[.C21];CONCATENATE([.C21];&quot; / &quot;;[.E21]))" office:value-type="string" office:string-value=":m philosophy:linguistics / 「無限集合」と「無限の集合」">
            <text:p>:m philosophy:linguistics / 「無限集合」と「無限の集合」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1-06_05-20-01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出発時間 / N-35-35-28.161621 E-139-34-49.874267</text:p>
          </table:table-cell>
          <table:table-cell table:style-name="ce19"/>
          <table:table-cell table:style-name="ce4" table:formula="of:=[.F22]" office:value-type="string" office:string-value="N-35-35-28.161621 E-139-34-49.874267">
            <text:p>N-35-35-28.161621 E-139-34-49.874267</text:p>
          </table:table-cell>
          <table:table-cell table:style-name="ce4" office:value-type="string">
            <text:p>N-35-35-28.161621 E-139-34-49.874267</text:p>
          </table:table-cell>
          <table:table-cell table:style-name="ce35" table:formula="of:=IF([.E22]=&quot;&quot;;[.C22];CONCATENATE([.C22];&quot; / &quot;;[.E22]))" office:value-type="string" office:string-value=":m 東和 PHOTO / 201106f / 阪東橋駅 / メインステージ阪東橋新築工事 / １名 / 橘設備工業所（レジテック） / 出発時間 / N-35-35-28.161621 E-139-34-49.874267 / N-35-35-28.161621 E-139-34-49.874267">
            <text:p>:m 東和 PHOTO / 201106f / 阪東橋駅 / メインステージ阪東橋新築工事 / １名 / 橘設備工業所（レジテック） / 出発時間 / N-35-35-28.161621 E-139-34-49.874267 / N-35-35-28.161621 E-139-34-49.87426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1-06_06-46-42_000.jpg</text:p>
          </table:table-cell>
          <table:table-cell table:style-name="ce8" office:value-type="string">
            <text:p>:PHOTO 記録しておきたいもの / @阪東橋駅、東和現場への途中 / 店舗：「立ち退かない」 / N-35-26-9.396972 E-139-37-23.737792</text:p>
          </table:table-cell>
          <table:table-cell table:style-name="ce16"/>
          <table:table-cell table:style-name="ce4" table:formula="of:=[.F23]" office:value-type="string" office:string-value="N-35-26-9.396972 E-139-37-23.737792">
            <text:p>N-35-26-9.396972 E-139-37-23.737792</text:p>
          </table:table-cell>
          <table:table-cell table:style-name="ce4" office:value-type="string">
            <text:p>N-35-26-9.396972 E-139-37-23.737792</text:p>
          </table:table-cell>
          <table:table-cell table:style-name="ce35" table:formula="of:=IF([.E23]=&quot;&quot;;[.C23];CONCATENATE([.C23];&quot; / &quot;;[.E23]))" office:value-type="string" office:string-value=":PHOTO 記録しておきたいもの / @阪東橋駅、東和現場への途中 / 店舗：「立ち退かない」 / N-35-26-9.396972 E-139-37-23.737792 / N-35-26-9.396972 E-139-37-23.737792">
            <text:p>:PHOTO 記録しておきたいもの / @阪東橋駅、東和現場への途中 / 店舗：「立ち退かない」 / N-35-26-9.396972 E-139-37-23.737792 / N-35-26-9.396972 E-139-37-23.73779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1-06_06-47-01_000.jpg</text:p>
          </table:table-cell>
          <table:table-cell table:style-name="ce8" office:value-type="string">
            <text:p>:PHOTO 記録しておきたいもの / @阪東橋駅、東和現場への途中 / 店舗：「立ち退かない」 / N-35-26-9.383239 E-139-37-23.737792</text:p>
          </table:table-cell>
          <table:table-cell table:style-name="ce4"/>
          <table:table-cell table:style-name="ce4" table:formula="of:=[.F24]" office:value-type="string" office:string-value="N-35-26-9.383239 E-139-37-23.737792">
            <text:p>N-35-26-9.383239 E-139-37-23.737792</text:p>
          </table:table-cell>
          <table:table-cell table:style-name="ce4" office:value-type="string">
            <text:p>N-35-26-9.383239 E-139-37-23.737792</text:p>
          </table:table-cell>
          <table:table-cell table:style-name="ce35" table:formula="of:=IF([.E24]=&quot;&quot;;[.C24];CONCATENATE([.C24];&quot; / &quot;;[.E24]))" office:value-type="string" office:string-value=":PHOTO 記録しておきたいもの / @阪東橋駅、東和現場への途中 / 店舗：「立ち退かない」 / N-35-26-9.383239 E-139-37-23.737792 / N-35-26-9.383239 E-139-37-23.737792">
            <text:p>:PHOTO 記録しておきたいもの / @阪東橋駅、東和現場への途中 / 店舗：「立ち退かない」 / N-35-26-9.383239 E-139-37-23.737792 / N-35-26-9.383239 E-139-37-23.73779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1-06_06-47-24_000.jpg</text:p>
          </table:table-cell>
          <table:table-cell table:style-name="ce8" office:value-type="string">
            <text:p>:PHOTO 記録しておきたいもの / @阪東橋駅、東和現場への途中 / 店舗：「立ち退かない」 / N-35-26-9.548034 E-139-37-23.792724</text:p>
          </table:table-cell>
          <table:table-cell table:style-name="ce4"/>
          <table:table-cell table:style-name="ce4" table:formula="of:=[.F25]" office:value-type="string" office:string-value="N-35-26-9.548034 E-139-37-23.792724">
            <text:p>N-35-26-9.548034 E-139-37-23.792724</text:p>
          </table:table-cell>
          <table:table-cell table:style-name="ce4" office:value-type="string">
            <text:p>N-35-26-9.548034 E-139-37-23.792724</text:p>
          </table:table-cell>
          <table:table-cell table:style-name="ce35" table:formula="of:=IF([.E25]=&quot;&quot;;[.C25];CONCATENATE([.C25];&quot; / &quot;;[.E25]))" office:value-type="string" office:string-value=":PHOTO 記録しておきたいもの / @阪東橋駅、東和現場への途中 / 店舗：「立ち退かない」 / N-35-26-9.548034 E-139-37-23.792724 / N-35-26-9.548034 E-139-37-23.792724">
            <text:p>:PHOTO 記録しておきたいもの / @阪東橋駅、東和現場への途中 / 店舗：「立ち退かない」 / N-35-26-9.548034 E-139-37-23.792724 / N-35-26-9.548034 E-139-37-23.79272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1-06_06-48-19_000.jpg</text:p>
          </table:table-cell>
          <table:table-cell table:style-name="ce8" office:value-type="string">
            <text:p>:PHOTO 記録しておきたいもの / @阪東橋駅、東和現場への途中 / 店舗：「立ち退かない」 / N-35-26-8.847656 E-139-37-22.254638</text:p>
          </table:table-cell>
          <table:table-cell table:style-name="ce18"/>
          <table:table-cell table:style-name="ce4" table:formula="of:=[.F26]" office:value-type="string" office:string-value="N-35-26-8.847656 E-139-37-22.254638">
            <text:p>N-35-26-8.847656 E-139-37-22.254638</text:p>
          </table:table-cell>
          <table:table-cell table:style-name="ce4" office:value-type="string">
            <text:p>N-35-26-8.847656 E-139-37-22.254638</text:p>
          </table:table-cell>
          <table:table-cell table:style-name="ce35" table:formula="of:=IF([.E26]=&quot;&quot;;[.C26];CONCATENATE([.C26];&quot; / &quot;;[.E26]))" office:value-type="string" office:string-value=":PHOTO 記録しておきたいもの / @阪東橋駅、東和現場への途中 / 店舗：「立ち退かない」 / N-35-26-8.847656 E-139-37-22.254638 / N-35-26-8.847656 E-139-37-22.254638">
            <text:p>:PHOTO 記録しておきたいもの / @阪東橋駅、東和現場への途中 / 店舗：「立ち退かない」 / N-35-26-8.847656 E-139-37-22.254638 / N-35-26-8.847656 E-139-37-22.25463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1-06_06-48-22_000.jpg</text:p>
          </table:table-cell>
          <table:table-cell table:style-name="ce8" office:value-type="string">
            <text:p>:PHOTO 記録しておきたいもの / @阪東橋駅、東和現場への途中 / 店舗：「立ち退かない」 / N-35-26-8.847656 E-139-37-22.254638</text:p>
          </table:table-cell>
          <table:table-cell table:style-name="ce19"/>
          <table:table-cell table:style-name="ce4" table:formula="of:=[.F27]" office:value-type="string" office:string-value="N-35-26-8.847656 E-139-37-22.254638">
            <text:p>N-35-26-8.847656 E-139-37-22.254638</text:p>
          </table:table-cell>
          <table:table-cell table:style-name="ce4" office:value-type="string">
            <text:p>N-35-26-8.847656 E-139-37-22.254638</text:p>
          </table:table-cell>
          <table:table-cell table:style-name="ce35" table:formula="of:=IF([.E27]=&quot;&quot;;[.C27];CONCATENATE([.C27];&quot; / &quot;;[.E27]))" office:value-type="string" office:string-value=":PHOTO 記録しておきたいもの / @阪東橋駅、東和現場への途中 / 店舗：「立ち退かない」 / N-35-26-8.847656 E-139-37-22.254638 / N-35-26-8.847656 E-139-37-22.254638">
            <text:p>:PHOTO 記録しておきたいもの / @阪東橋駅、東和現場への途中 / 店舗：「立ち退かない」 / N-35-26-8.847656 E-139-37-22.254638 / N-35-26-8.847656 E-139-37-22.25463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1-06_06-48-55_000.jpg</text:p>
          </table:table-cell>
          <table:table-cell table:style-name="ce8" office:value-type="string">
            <text:p>:PHOTO 記録しておきたいもの / @阪東橋駅、東和現場への途中 / ビル：三角形：細い / N-35-26-7.419433 E-139-37-22.858886</text:p>
          </table:table-cell>
          <table:table-cell table:style-name="ce18"/>
          <table:table-cell table:style-name="ce4" table:formula="of:=[.F28]" office:value-type="string" office:string-value="N-35-26-7.419433 E-139-37-22.858886">
            <text:p>N-35-26-7.419433 E-139-37-22.858886</text:p>
          </table:table-cell>
          <table:table-cell table:style-name="ce4" office:value-type="string">
            <text:p>N-35-26-7.419433 E-139-37-22.858886</text:p>
          </table:table-cell>
          <table:table-cell table:style-name="ce35" table:formula="of:=IF([.E28]=&quot;&quot;;[.C28];CONCATENATE([.C28];&quot; / &quot;;[.E28]))" office:value-type="string" office:string-value=":PHOTO 記録しておきたいもの / @阪東橋駅、東和現場への途中 / ビル：三角形：細い / N-35-26-7.419433 E-139-37-22.858886 / N-35-26-7.419433 E-139-37-22.858886">
            <text:p>:PHOTO 記録しておきたいもの / @阪東橋駅、東和現場への途中 / ビル：三角形：細い / N-35-26-7.419433 E-139-37-22.858886 / N-35-26-7.419433 E-139-37-22.85888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1-06_06-52-51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現場状況 / N-35-26-2.365722 E-139-37-21.595458</text:p>
          </table:table-cell>
          <table:table-cell table:style-name="ce8"/>
          <table:table-cell table:style-name="ce4" table:formula="of:=[.F29]" office:value-type="string" office:string-value="N-35-26-2.365722 E-139-37-21.595458">
            <text:p>N-35-26-2.365722 E-139-37-21.595458</text:p>
          </table:table-cell>
          <table:table-cell table:style-name="ce4" office:value-type="string">
            <text:p>N-35-26-2.365722 E-139-37-21.595458</text:p>
          </table:table-cell>
          <table:table-cell table:style-name="ce35" table:formula="of:=IF([.E29]=&quot;&quot;;[.C29];CONCATENATE([.C29];&quot; / &quot;;[.E29]))" office:value-type="string" office:string-value=":m 東和 PHOTO / 201106f / 阪東橋駅 / メインステージ阪東橋新築工事 / １名 / 橘設備工業所（レジテック） / 現場状況 / N-35-26-2.365722 E-139-37-21.595458 / N-35-26-2.365722 E-139-37-21.595458">
            <text:p>:m 東和 PHOTO / 201106f / 阪東橋駅 / メインステージ阪東橋新築工事 / １名 / 橘設備工業所（レジテック） / 現場状況 / N-35-26-2.365722 E-139-37-21.595458 / N-35-26-2.365722 E-139-37-21.59545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1-06_06-55-31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現場状況 / N-35-26-2.310791 E-139-37-22.254638</text:p>
          </table:table-cell>
          <table:table-cell table:style-name="ce17"/>
          <table:table-cell table:style-name="ce4" table:formula="of:=[.F30]" office:value-type="string" office:string-value="N-35-26-2.310791 E-139-37-22.254638">
            <text:p>N-35-26-2.310791 E-139-37-22.254638</text:p>
          </table:table-cell>
          <table:table-cell table:style-name="ce4" office:value-type="string">
            <text:p>N-35-26-2.310791 E-139-37-22.254638</text:p>
          </table:table-cell>
          <table:table-cell table:style-name="ce35" table:formula="of:=IF([.E30]=&quot;&quot;;[.C30];CONCATENATE([.C30];&quot; / &quot;;[.E30]))" office:value-type="string" office:string-value=":m 東和 PHOTO / 201106f / 阪東橋駅 / メインステージ阪東橋新築工事 / １名 / 橘設備工業所（レジテック） / 現場状況 / N-35-26-2.310791 E-139-37-22.254638 / N-35-26-2.310791 E-139-37-22.254638">
            <text:p>:m 東和 PHOTO / 201106f / 阪東橋駅 / メインステージ阪東橋新築工事 / １名 / 橘設備工業所（レジテック） / 現場状況 / N-35-26-2.310791 E-139-37-22.254638 / N-35-26-2.310791 E-139-37-22.25463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1-06_06-55-39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現場状況 / N-35-26-2.310791 E-139-37-22.254638</text:p>
          </table:table-cell>
          <table:table-cell table:style-name="ce17"/>
          <table:table-cell table:style-name="ce4" table:formula="of:=[.F31]" office:value-type="string" office:string-value="N-35-26-2.310791 E-139-37-22.254638">
            <text:p>N-35-26-2.310791 E-139-37-22.254638</text:p>
          </table:table-cell>
          <table:table-cell table:style-name="ce4" office:value-type="string">
            <text:p>N-35-26-2.310791 E-139-37-22.254638</text:p>
          </table:table-cell>
          <table:table-cell table:style-name="ce35" table:formula="of:=IF([.E31]=&quot;&quot;;[.C31];CONCATENATE([.C31];&quot; / &quot;;[.E31]))" office:value-type="string" office:string-value=":m 東和 PHOTO / 201106f / 阪東橋駅 / メインステージ阪東橋新築工事 / １名 / 橘設備工業所（レジテック） / 現場状況 / N-35-26-2.310791 E-139-37-22.254638 / N-35-26-2.310791 E-139-37-22.254638">
            <text:p>:m 東和 PHOTO / 201106f / 阪東橋駅 / メインステージ阪東橋新築工事 / １名 / 橘設備工業所（レジテック） / 現場状況 / N-35-26-2.310791 E-139-37-22.254638 / N-35-26-2.310791 E-139-37-22.25463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1-06_06-55-49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現場状況 / N-35-26-2.420654 E-139-37-22.089843</text:p>
          </table:table-cell>
          <table:table-cell table:style-name="ce18"/>
          <table:table-cell table:style-name="ce4" table:formula="of:=[.F32]" office:value-type="string" office:string-value="N-35-26-2.420654 E-139-37-22.089843">
            <text:p>N-35-26-2.420654 E-139-37-22.089843</text:p>
          </table:table-cell>
          <table:table-cell table:style-name="ce4" office:value-type="string">
            <text:p>N-35-26-2.420654 E-139-37-22.089843</text:p>
          </table:table-cell>
          <table:table-cell table:style-name="ce35" table:formula="of:=IF([.E32]=&quot;&quot;;[.C32];CONCATENATE([.C32];&quot; / &quot;;[.E32]))" office:value-type="string" office:string-value=":m 東和 PHOTO / 201106f / 阪東橋駅 / メインステージ阪東橋新築工事 / １名 / 橘設備工業所（レジテック） / 現場状況 / N-35-26-2.420654 E-139-37-22.089843 / N-35-26-2.420654 E-139-37-22.089843">
            <text:p>:m 東和 PHOTO / 201106f / 阪東橋駅 / メインステージ阪東橋新築工事 / １名 / 橘設備工業所（レジテック） / 現場状況 / N-35-26-2.420654 E-139-37-22.089843 / N-35-26-2.420654 E-139-37-22.08984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1-06_21-08-1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5" table:formula="of:=IF([.E33]=&quot;&quot;;[.C33];CONCATENATE([.C33];&quot; / &quot;;[.E33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1-07_00-40-05_000.jpg</text:p>
          </table:table-cell>
          <table:table-cell table:style-name="ce8" office:value-type="string">
            <text:p>:PHOTO 記録 / 経過記録；作ったもの / food=焼酎漬け / material=ニンニク；liquor=麦焼酎,time=1030-0038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5" table:formula="of:=IF([.E34]=&quot;&quot;;[.C34];CONCATENATE([.C34];&quot; / &quot;;[.E34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1-07_00-40-14_000.jpg</text:p>
          </table:table-cell>
          <table:table-cell table:style-name="ce8" office:value-type="string">
            <text:p>:PHOTO 記録 / 経過記録；作ったもの / food=焼酎漬け / material=ニンニク；liquor=麦焼酎,time=1104-0016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5" table:formula="of:=IF([.E35]=&quot;&quot;;[.C35];CONCATENATE([.C35];&quot; / &quot;;[.E35]))" office:value-type="string" office:string-value=":PHOTO 記録 / 経過記録；作ったもの / food=焼酎漬け / material=ニンニク；liquor=麦焼酎,time=1104-0016">
            <text:p>:PHOTO 記録 / 経過記録；作ったもの / food=焼酎漬け / material=ニンニク；liquor=麦焼酎,time=1104-0016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1-07_00-40-27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36]=&quot;&quot;;[.C36];CONCATENATE([.C36];&quot; / &quot;;[.E36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1-07_02-37-0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5" table:formula="of:=IF([.E37]=&quot;&quot;;[.C37];CONCATENATE([.C37];&quot; / &quot;;[.E3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1-07_02-40-21_000.jpg</text:p>
          </table:table-cell>
          <table:table-cell table:style-name="ce18" office:value-type="string">
            <text:p>:m :PHOTO 寝た時刻 / 2020</text:p>
          </table:table-cell>
          <table:table-cell table:style-name="ce4"/>
          <table:table-cell table:style-name="ce4"/>
          <table:table-cell table:style-name="ce4" office:value-type="string">
            <text:p>N-35-35-28.340148 E-139-34-49.819335</text:p>
          </table:table-cell>
          <table:table-cell table:style-name="ce35" table:formula="of:=IF([.E38]=&quot;&quot;;[.C38];CONCATENATE([.C38];&quot; / &quot;;[.E38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1-07_10-18-01_000.jpg</text:p>
          </table:table-cell>
          <table:table-cell table:style-name="ce19" office:value-type="string">
            <text:p>:m :PHOTO 起きた時刻 / 2020</text:p>
          </table:table-cell>
          <table:table-cell table:style-name="ce26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5" table:formula="of:=IF([.E39]=&quot;&quot;;[.C39];CONCATENATE([.C39];&quot; / &quot;;[.E39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1-07_10-34-59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日報</text:p>
          </table:table-cell>
          <table:table-cell table:style-name="ce16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5" table:formula="of:=IF([.E40]=&quot;&quot;;[.C40];CONCATENATE([.C40];&quot; / &quot;;[.E40]))" office:value-type="string" office:string-value=":m 東和 PHOTO / 201106f / 阪東橋駅 / メインステージ阪東橋新築工事 / １名 / 橘設備工業所（レジテック） / 日報">
            <text:p>:m 東和 PHOTO / 201106f / 阪東橋駅 / メインステージ阪東橋新築工事 / １名 / 橘設備工業所（レジテック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5_14-13-43_000.mp4</text:p>
          </table:table-cell>
          <table:table-cell table:style-name="ce8" office:value-type="string">
            <text:p>:VIDEO / @自室 / 記録 / 処置：出来ばえ：出来具合 / </text:p>
          </table:table-cell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string" office:string-value=":VIDEO / @自室 / 記録 / 処置：出来ばえ：出来具合 / ">
            <text:p>:VIDEO / @自室 / 記録 / 処置：出来ばえ：出来具合 /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5_18-21-52_000.mp4</text:p>
          </table:table-cell>
          <table:table-cell table:style-name="ce8" office:value-type="string">
            <text:p>:VIDEO / @自室 / 記録 / jap.flute-bamboo / 演奏、play / b-2020-1105-1 / genr=tips:how-to-blow:location-of-mouth:hole-1</text:p>
          </table:table-cell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string" office:string-value=":VIDEO / @自室 / 記録 / jap.flute-bamboo / 演奏、play / b-2020-1105-1 / genr=tips:how-to-blow:location-of-mouth:hole-1">
            <text:p>:VIDEO / @自室 / 記録 / jap.flute-bamboo / 演奏、play / b-2020-1105-1 / genr=tips:how-to-blow:location-of-mouth:hole-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5_18-38-59_000.mp4</text:p>
          </table:table-cell>
          <table:table-cell table:style-name="ce8" office:value-type="string">
            <text:p>:VIDEO / @自室 / 記録 / jap.flute / 演奏、play / f-2020-1105-1 / genr=tips:how-to-blow:oct-3(「大甲」)</text:p>
          </table:table-cell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string" office:string-value=":VIDEO / @自室 / 記録 / jap.flute / 演奏、play / f-2020-1105-1 / genr=tips:how-to-blow:oct-3(「大甲」)">
            <text:p>:VIDEO / @自室 / 記録 / jap.flute / 演奏、play / f-2020-1105-1 / genr=tips:how-to-blow:oct-3(「大甲」)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6_18-29-11_000.mid</text:p>
          </table:table-cell>
          <table:table-cell table:style-name="ce8" office:value-type="string">
            <text:p>:in-mid / app=perfect-piano / 演奏、play / id-2020-1106-1 / category=melody,inst=~,for=~,genre=~</text:p>
          </table:table-cell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string" office:string-value=":in-mid / app=perfect-piano / 演奏、play / id-2020-1106-1 / category=melody,inst=~,for=~,genre=~">
            <text:p>:in-mid / app=perfect-piano / 演奏、play / id-2020-1106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6_22-03-27_000.m4a</text:p>
          </table:table-cell>
          <table:table-cell table:style-name="ce8" office:value-type="string">
            <text:p>:VOICE-MEMO / @自室 / 思ったこと / 予感がする：来年 / <text:s/>何かが、「矢継ぎ早」に、ピーンと角が立つものが、いくつか、出てくる：いま自分がやっているものの中から、あるいは別のものが；去年の「予感」との比べ</text:p>
          </table:table-cell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string" office:string-value=":VOICE-MEMO / @自室 / 思ったこと / 予感がする：来年 /  何かが、「矢継ぎ早」に、ピーンと角が立つものが、いくつか、出てくる：いま自分がやっているものの中から、あるいは別のものが；去年の「予感」との比べ">
            <text:p>:VOICE-MEMO / @自室 / 思ったこと / 予感がする：来年 / <text:s/>何かが、「矢継ぎ早」に、ピーンと角が立つものが、いくつか、出てくる：いま自分がやっているものの中から、あるいは別のものが；去年の「予感」との比べ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2020/11/07</text:date>, <text:time>14:3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7T14:39:26.14</dc:date>
    <dc:creator>iwabuchi ken</dc:creator>
    <meta:editing-duration>P27DT17H29M53S</meta:editing-duration>
    <meta:editing-cycles>10351</meta:editing-cycles>
    <meta:document-statistic meta:table-count="1" meta:cell-count="542" meta:object-count="0"/>
  </office:meta>
</office:document-meta>
</file>